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/>
    <style:font-face style:name="sans-serif" svg:font-family="sans-serif"/>
    <style:font-face style:name="serif" svg:font-family="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paragraph-properties>
        <style:tab-stops>
          <style:tab-stop style:position="6.6244in" style:type="right"/>
        </style:tab-stops>
      </style:paragraph-properties>
    </style:style>
    <style:style style:name="P2" style:family="paragraph" style:parent-style-name="Preformatted_20_Text">
      <style:paragraph-properties fo:text-align="center" style:justify-single-word="false">
        <style:tab-stops>
          <style:tab-stop style:position="6.6244in" style:type="right"/>
        </style:tab-stops>
      </style:paragraph-properties>
    </style:style>
    <style:style style:name="P3" style:family="paragraph" style:parent-style-name="Preformatted_20_Text">
      <style:paragraph-properties>
        <style:tab-stops>
          <style:tab-stop style:position="6.6244in" style:type="right"/>
        </style:tab-stops>
      </style:paragraph-properties>
      <style:text-properties fo:font-weight="bold" style:font-weight-asian="bold" style:font-weight-complex="bold"/>
    </style:style>
    <style:style style:name="P4" style:family="paragraph" style:parent-style-name="Preformatted_20_Text">
      <style:paragraph-properties>
        <style:tab-stops>
          <style:tab-stop style:position="6.6244in" style:type="right"/>
        </style:tab-stops>
      </style:paragraph-properties>
      <style:text-properties fo:font-weight="bold" officeooo:paragraph-rsid="000b0bc9" style:font-weight-asian="bold" style:font-weight-complex="bold"/>
    </style:style>
    <style:style style:name="P5" style:family="paragraph" style:parent-style-name="Preformatted_20_Text">
      <style:paragraph-properties>
        <style:tab-stops>
          <style:tab-stop style:position="6.6244in" style:type="right"/>
        </style:tab-stops>
      </style:paragraph-properties>
      <style:text-properties officeooo:rsid="001279b5" officeooo:paragraph-rsid="001279b5"/>
    </style:style>
    <style:style style:name="P6" style:family="paragraph" style:parent-style-name="Preformatted_20_Text" style:master-page-name="MP0">
      <style:paragraph-properties style:page-number="auto" fo:break-before="page">
        <style:tab-stops>
          <style:tab-stop style:position="6.6244in" style:type="right"/>
        </style:tab-stops>
      </style:paragraph-properties>
    </style:style>
    <style:style style:name="P7" style:family="paragraph" style:parent-style-name="Preformatted_20_Text" style:list-style-name="L2">
      <style:paragraph-properties>
        <style:tab-stops>
          <style:tab-stop style:position="6.1244in" style:type="right"/>
        </style:tab-stops>
      </style:paragraph-properties>
      <style:text-properties style:font-name="serif" fo:font-size="10pt" officeooo:rsid="00113fbf" officeooo:paragraph-rsid="00113fbf" style:font-size-asian="10pt" style:font-size-complex="10pt"/>
    </style:style>
    <style:style style:name="P8" style:family="paragraph" style:parent-style-name="Preformatted_20_Text" style:list-style-name="L2">
      <style:paragraph-properties>
        <style:tab-stops>
          <style:tab-stop style:position="6.1244in" style:type="right"/>
        </style:tab-stops>
      </style:paragraph-properties>
      <style:text-properties officeooo:paragraph-rsid="00113fbf"/>
    </style:style>
    <style:style style:name="P9" style:family="paragraph" style:parent-style-name="Preformatted_20_Text">
      <style:paragraph-properties>
        <style:tab-stops>
          <style:tab-stop style:position="6.6244in" style:type="right"/>
        </style:tab-stops>
      </style:paragraph-properties>
      <style:text-properties style:font-name="Liberation Mono" fo:font-size="10pt" style:font-size-asian="10pt" style:font-size-complex="10pt"/>
    </style:style>
    <style:style style:name="P10" style:family="paragraph" style:parent-style-name="Preformatted_20_Text" style:list-style-name="L3">
      <style:paragraph-properties>
        <style:tab-stops>
          <style:tab-stop style:position="6.6244in" style:type="right"/>
        </style:tab-stops>
      </style:paragraph-properties>
      <style:text-properties officeooo:paragraph-rsid="001425f8"/>
    </style:style>
    <style:style style:name="P11" style:family="paragraph" style:parent-style-name="Preformatted_20_Text">
      <style:paragraph-properties>
        <style:tab-stops>
          <style:tab-stop style:position="6.6244in" style:type="right"/>
        </style:tab-stops>
      </style:paragraph-properties>
      <style:text-properties officeooo:paragraph-rsid="001425f8"/>
    </style:style>
    <style:style style:name="P12" style:family="paragraph" style:parent-style-name="Preformatted_20_Text">
      <style:paragraph-properties>
        <style:tab-stops>
          <style:tab-stop style:position="6.6244in" style:type="right"/>
        </style:tab-stops>
      </style:paragraph-properties>
      <style:text-properties officeooo:paragraph-rsid="001662d4"/>
    </style:style>
    <style:style style:name="P13" style:family="paragraph" style:parent-style-name="Preformatted_20_Text">
      <style:paragraph-properties>
        <style:tab-stops>
          <style:tab-stop style:position="6.6244in" style:type="right"/>
        </style:tab-stops>
      </style:paragraph-properties>
      <style:text-properties officeooo:paragraph-rsid="00179fc4"/>
    </style:style>
    <style:style style:name="P14" style:family="paragraph" style:parent-style-name="Preformatted_20_Text">
      <style:paragraph-properties>
        <style:tab-stops>
          <style:tab-stop style:position="6.6244in" style:type="right"/>
        </style:tab-stops>
      </style:paragraph-properties>
      <style:text-properties officeooo:paragraph-rsid="00186f63"/>
    </style:style>
    <style:style style:name="P15" style:family="paragraph" style:parent-style-name="Preformatted_20_Text">
      <style:paragraph-properties>
        <style:tab-stops>
          <style:tab-stop style:position="6.6244in" style:type="right"/>
        </style:tab-stops>
      </style:paragraph-properties>
      <style:text-properties officeooo:rsid="00179fc4" officeooo:paragraph-rsid="00179fc4"/>
    </style:style>
    <style:style style:name="P16" style:family="paragraph" style:parent-style-name="Preformatted_20_Text">
      <style:paragraph-properties>
        <style:tab-stops>
          <style:tab-stop style:position="6.6244in" style:type="right"/>
        </style:tab-stops>
      </style:paragraph-properties>
      <style:text-properties officeooo:rsid="00186f63" officeooo:paragraph-rsid="00186f63"/>
    </style:style>
    <style:style style:name="P17" style:family="paragraph" style:parent-style-name="Preformatted_20_Text">
      <style:paragraph-properties>
        <style:tab-stops>
          <style:tab-stop style:position="6.6244in" style:type="right"/>
        </style:tab-stops>
      </style:paragraph-properties>
      <style:text-properties fo:font-weight="normal" officeooo:rsid="000f8a8e" officeooo:paragraph-rsid="000f8a8e" style:font-weight-asian="normal" style:font-weight-complex="normal"/>
    </style:style>
    <style:style style:name="P18" style:family="paragraph" style:parent-style-name="Preformatted_20_Text">
      <style:paragraph-properties>
        <style:tab-stops>
          <style:tab-stop style:position="6.6244in" style:type="right"/>
        </style:tab-stops>
      </style:paragraph-properties>
      <style:text-properties fo:font-weight="normal" officeooo:rsid="0019a717" officeooo:paragraph-rsid="0019a717" style:font-weight-asian="normal" style:font-weight-complex="normal"/>
    </style:style>
    <style:style style:name="P19" style:family="paragraph" style:parent-style-name="Preformatted_20_Text" style:list-style-name="L2">
      <style:paragraph-properties>
        <style:tab-stops>
          <style:tab-stop style:position="6.1244in" style:type="right"/>
        </style:tab-stops>
      </style:paragraph-properties>
      <style:text-properties fo:font-weight="normal" officeooo:rsid="00204bd0" officeooo:paragraph-rsid="00204bd0" style:font-weight-asian="normal" style:font-weight-complex="normal"/>
    </style:style>
    <style:style style:name="P20" style:family="paragraph" style:parent-style-name="Preformatted_20_Text" style:list-style-name="L2">
      <style:paragraph-properties>
        <style:tab-stops>
          <style:tab-stop style:position="6.1244in" style:type="right"/>
        </style:tab-stops>
      </style:paragraph-properties>
      <style:text-properties fo:font-weight="normal" officeooo:rsid="002109aa" officeooo:paragraph-rsid="002109aa" style:font-weight-asian="normal" style:font-weight-complex="normal"/>
    </style:style>
    <style:style style:name="P21" style:family="paragraph" style:parent-style-name="Preformatted_20_Text">
      <style:paragraph-properties>
        <style:tab-stops>
          <style:tab-stop style:position="6.1244in" style:type="right"/>
        </style:tab-stops>
      </style:paragraph-properties>
      <style:text-properties fo:font-weight="normal" officeooo:rsid="002109aa" officeooo:paragraph-rsid="002109aa" style:font-weight-asian="normal" style:font-weight-complex="normal"/>
    </style:style>
    <style:style style:name="P22" style:family="paragraph" style:parent-style-name="Preformatted_20_Text">
      <style:paragraph-properties>
        <style:tab-stops>
          <style:tab-stop style:position="6.1244in" style:type="right"/>
        </style:tab-stops>
      </style:paragraph-properties>
      <style:text-properties fo:font-weight="bold" officeooo:rsid="002109aa" officeooo:paragraph-rsid="002109aa" style:font-weight-asian="bold" style:font-weight-complex="bold"/>
    </style:style>
    <style:style style:name="T1" style:family="text">
      <style:text-properties style:font-name="Liberation Mono" fo:font-size="10pt" fo:font-weight="normal" officeooo:rsid="00179fc4" style:font-name-asian="Courier New" style:font-size-asian="10pt" style:font-weight-asian="normal" style:font-name-complex="Liberation Mono" style:font-size-complex="10pt" style:font-weight-complex="normal"/>
    </style:style>
    <style:style style:name="T2" style:family="text">
      <style:text-properties style:font-name="Liberation Mono" fo:font-size="10pt" fo:font-weight="normal" officeooo:rsid="00186f63" style:font-name-asian="Courier New" style:font-size-asian="10pt" style:font-weight-asian="normal" style:font-name-complex="Liberation Mono" style:font-size-complex="10pt" style:font-weight-complex="normal"/>
    </style:style>
    <style:style style:name="T3" style:family="text">
      <style:text-properties style:font-name="serif" fo:font-size="10pt" officeooo:rsid="00113fbf" style:font-size-asian="10pt" style:font-size-complex="10pt"/>
    </style:style>
    <style:style style:name="T4" style:family="text">
      <style:text-properties style:font-name="serif" fo:font-size="10pt" officeooo:rsid="00204bd0" style:font-size-asian="10pt" style:font-size-complex="10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b0bc9" style:font-weight-asian="normal" style:font-weight-complex="normal"/>
    </style:style>
    <style:style style:name="T7" style:family="text">
      <style:text-properties fo:font-weight="normal" officeooo:rsid="001662d4" style:font-weight-asian="normal" style:font-weight-complex="normal"/>
    </style:style>
    <style:style style:name="T8" style:family="text">
      <style:text-properties fo:font-weight="normal" officeooo:rsid="00179fc4" style:font-weight-asian="normal" style:font-weight-complex="normal"/>
    </style:style>
    <style:style style:name="T9" style:family="text">
      <style:text-properties fo:font-weight="normal" officeooo:rsid="00186f63" style:font-weight-asian="normal" style:font-weight-complex="normal"/>
    </style:style>
    <style:style style:name="T10" style:family="text">
      <style:text-properties fo:font-weight="normal" officeooo:rsid="0019a717" style:font-weight-asian="normal" style:font-weight-complex="normal"/>
    </style:style>
    <style:style style:name="T11" style:family="text">
      <style:text-properties fo:font-weight="normal" officeooo:rsid="001ba26a" style:font-weight-asian="normal" style:font-weight-complex="normal"/>
    </style:style>
    <style:style style:name="T12" style:family="text">
      <style:text-properties officeooo:rsid="001425f8"/>
    </style:style>
    <style:style style:name="T13" style:family="text">
      <style:text-properties style:font-name="monospace" fo:font-size="9.75pt"/>
    </style:style>
    <style:style style:name="T14" style:family="text">
      <style:text-properties style:font-name="monospace" fo:font-size="9.75pt" officeooo:rsid="001aa64a"/>
    </style:style>
    <style:style style:name="T15" style:family="text">
      <style:text-properties style:font-name="monospace" fo:font-size="9.75pt" officeooo:rsid="001ba26a"/>
    </style:style>
    <style:style style:name="T16" style:family="text">
      <style:text-properties style:font-name="monospace" fo:font-size="9.75pt" officeooo:rsid="001c2e5e"/>
    </style:style>
    <style:style style:name="T17" style:family="text">
      <style:text-properties style:font-name="monospace" fo:font-size="9.75pt" officeooo:rsid="001dbacf"/>
    </style:style>
    <style:style style:name="T18" style:family="text">
      <style:text-properties style:font-name="monospace" fo:font-size="9.75pt" officeooo:rsid="001efb70"/>
    </style:style>
    <style:style style:name="T19" style:family="text">
      <style:text-properties style:font-name="Liberation Mono" fo:font-size="10pt" style:font-size-asian="10pt" style:font-size-complex="10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officeooo:rsid="00204bd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tab/>Warszawa <text:span text:style-name="T12">01</text:span>.0<text:span text:style-name="T12">5</text:span>.2022</text:p>
      <text:p text:style-name="P1"/>
      <text:p text:style-name="P2">Linux w Systemach Wbudowanych – Laboratorium ćw. <text:span text:style-name="T12">3</text:span></text:p>
      <text:p text:style-name="P2"/>
      <text:p text:style-name="P11">Student: Szymon Sieradzki <text:s/></text:p>
      <text:p text:style-name="P11"><text:span text:style-name="T20"/></text:p>
      <text:p text:style-name="P11"><text:span text:style-name="T20">Treść zadania</text:span></text:p>
      <text:list xml:id="list1524909897" text:style-name="L3">
        <text:list-item>
          <text:p text:style-name="P10"><text:span text:style-name="T19">Przygotować „administracyjny” system Linux, podobny do używanego w<text:line-break/>laboratorium systemu „ratunkowego”:<text:line-break/>1. pracujący w initramfs<text:line-break/>2. zawierający narzędzia niezbędne do zarządzania kartą SD<text:line-break/>(partycjonowanie, formatowanie, kopiowanie na nią nowej wersji systemu<text:line-break/>przez sieć, naprawianie systemu plików itp.).<text:line-break/>W szczególności ten system zostanie użyty do podziału karty na 3<text:line-break/>partycje:<text:line-break/>1. VFAT z systemem ratunkowym (w katalogu rescue), oraz<text:line-break/>administracyjnym i jądrem systemu użytkowego (w katalogu user) (w<text:line-break/>praktyce powinna tu zostać nasza oryginalna pierwsza partycja),<text:line-break/>2. ext4 – z systemem plików systemu użytkowego<text:line-break/>3. ext4 – z danymi systemu użytkowego.</text:span></text:p>
        </text:list-item>
        <text:list-item>
          <text:p text:style-name="P10"><text:span text:style-name="T19">Przygotować „użytkowy” system Linux pracujący z systemem plików ext4 na<text:line-break/>drugiej partycji, zawierający serwer WWW, (zrealizowany w środowisku<text:line-break/>Tornado lub podobnym), sterowany przez interfejs WWW.<text:line-break/>1. Serwer powinien udostępniać pliki z partycji 3 na karcie SD,<text:line-break/>wyświetlając listę tych plików i pozwalając na wybranie pliku do<text:line-break/>załadowania.<text:line-break/>2. Serwer powinien umożliwiać wgrywanie nowych plików na tę partycję, po<text:line-break/>uwierzytelnieniu użytkownika.</text:span></text:p>
        </text:list-item>
        <text:list-item>
          <text:p text:style-name="P10"><text:span text:style-name="T19">Przygotować bootloader, umożliwiający określenie, który system<text:line-break/>(administracyjny czy użytkowy) ma zostać załadowany. Uwaga! Nasz<text:line-break/>bootloader będzie współpracować z dotychczasowym bootloaderem bazującym na<text:line-break/>oryginalnym firmware. Powinien on być uruchamiany jako system użytkownika.<text:line-break/>Z uwagi na ograniczenia Raspberry Pi, bootloader musi przekazać parametry<text:line-break/>jądra przekazane przez oryginalny firmware, nie może też zmieniać drzewa<text:line-break/>urządzeń (bo jest ono dostosowane przez ten firmware).<text:line-break/>1. BIAŁA dioda powinna zasygnalizować, że za chwilę zostaną sprawdzone<text:line-break/>przyciski.<text:line-break/>2. Po sekundzie należy odczytać stan przycisków. Jeśli żaden przycisk nie<text:line-break/>zostanie wciśnięty, powinien zostać załadowany system „użytkowy”.<text:line-break/>3. Po sprawdzeniu przycisków BIAŁA dioda powinna zostać zgaszona. Jeśli<text:line-break/>został wybrany system „użytkowy”, powinna zostać zapalona dioda<text:line-break/>ZIELONA, a jeśli został wybrany system „administracyjny”, powinna<text:line-break/>zostać zapalona dioda CZERWONA</text:span></text:p>
        </text:list-item>
      </text:list>
      <text:p text:style-name="P9"/>
      <text:p text:style-name="P4">Procedura odtworzenia projektu z załączonego archiwum</text:p>
      <text:p text:style-name="P12"><text:span text:style-name="T6">D</text:span><text:span text:style-name="T7">o odtworzenia projektu potrzebne jest zpartycjonowanie </text:span><text:span text:style-name="T8">karty SD. Mozna to zrobic przy pomocy narzedzia fdisk dostepnego w systemie awaryjnym Rpi. W narzedziu usuwamy wszystkie partycje pozostawione przez poprzedniego uzytkownika poza pierwsza i dodajemy 2 nowe partycje. W moim przypadku mialy one pojemnosc 300MB i 100MB. Nastepnie musimy sprawic, aby nasze nowo utworzone partycje 2 i 3 korzystaly z ext4. W tym celu mozemy uzyc mkfs.ext4 &lt;sciezka partycji&gt;. Narzedzie to jest dostepne w systemie ratunkowym Rpi.</text:span></text:p>
      <text:p text:style-name="P13"><text:span text:style-name="T7">Kolejnym potrzebnym krokiem jest zbudowanie trzech obrazow z trzech zalaczonych configow buildroota. Z boot/.config, budujemy bootloader, wygenerowany w br_path/output/images plik uboot.bin należy przemianowac na Image, a następnie przegrac na Rpi pracujace w systemie awaryjnym (w sposob analogiczny do tego z lab 1). Obraz ten należy umiescic, w katalogu user, w miejscu zamontowania partycji /dev/mmcblk0p1 (analogicznie jak na lab1). Podobnie trzeba postapic z pozostalymi configami. Dla admin/.config po zbudowaniu, plik Image w br_path/output/images należy przemianowac na Image.admin i przeniesc w to samo miejsce co wczesniejszy plik Image. Dla user/.config <text:s/></text:span><text:span text:style-name="T11">musimy zmodyfikowac overla filesystemu dodajac zalaczony skrypt S99_RUN_PYTHON_SCRIPT w overlay/etc/init.d i pliki z zalaczonego folderu app w overlay/usr/local/app, </text:span><text:span text:style-name="T7">po zbudowaniu plik Image w br_path/output/images należy przemianowac na Image.user i wgrac w to </text:span><text:soft-page-break/><text:span text:style-name="T7">samo miejsce. </text:span><text:span text:style-name="T8">Dla tego obrazu musimy dodatkowo wgrac plik rootfs.ext4 na </text:span><text:span text:style-name="T7">/dev/mmcblk0p</text:span><text:span text:style-name="T8">2. Mozemy to zrobic, stawiajac server python w </text:span><text:span text:style-name="T1">folderze</text:span><text:span text:style-name="T8"> br_path/output/images na hoscie i uzywajac komendy</text:span></text:p>
      <text:p text:style-name="P15"><text:span text:style-name="T5">wget &lt;ip_serwera&gt; -O - | dd of=/dev/mmcblk0p2</text:span></text:p>
      <text:p text:style-name="P15"><text:span text:style-name="T5">na Rpi.</text:span></text:p>
      <text:p text:style-name="P16"><text:span text:style-name="T5">Oprocz wgrania obrazow systemow należy jeszcze przegrac na Rpi zalaczony w archiwum plik boot.scr i umiescic go w miejscu zamontowania </text:span><text:span text:style-name="T7">/dev/mmcblk0p1 </text:span><text:span text:style-name="T5">(nie w katalogu user).</text:span></text:p>
      <text:p text:style-name="P12"><text:span text:style-name="T7"/></text:p>
      <text:p text:style-name="P3">Opis rozwiązania</text:p>
      <text:p text:style-name="P14"><text:span text:style-name="T9">Wiedza na temat stworzenia i skonfigurowania bootloadera oraz systemow zostala zaczerpnieta ze slajdow prowadzacego, samodzielnych poszukiwan w buildroot’ie oraz wiedzy kolegow z laboratorium. </text:span><text:span text:style-name="T2">Zawartosc pliku</text:span><text:span text:style-name="T9"> boot.scr została skopiowana ze slajdow prowadzacego i dostosowana na potrzeby laboratorium. Plik </text:span><text:span text:style-name="T10">został przetworzony z pliku tekstowego na plik scr komenda</text:span></text:p>
      <text:p text:style-name="P14"><text:span text:style-name="T10"/></text:p>
      <text:p text:style-name="P17"><text:span text:style-name="T13">mkimage -T script -C none -n</text:span> <text:span text:style-name="T13">'Start script'</text:span> <text:span text:style-name="T13">-d boot.txt boot.scr</text:span></text:p>
      <text:p text:style-name="P17"><text:span text:style-name="T13"/></text:p>
      <text:p text:style-name="P18"><text:span text:style-name="T14">Skrypt z tego pliku w ramach swojego dzialania, zapala diode 23, czeka sekunde, sprawdza czy przycisk </text:span><text:span text:style-name="T15">10</text:span><text:span text:style-name="T14"> został zapalony i jeśli tak to </text:span><text:span text:style-name="T15">zapala diode 24 i </text:span><text:span text:style-name="T14">laduje system administratora, w przeciwnym przypadku </text:span><text:span text:style-name="T15">zapala diode 27 i</text:span><text:span text:style-name="T14"> laduje system uzytkownika. </text:span><text:span text:style-name="T15">Informacja o kolorach diod zostala przeze mnie pominieta, bo jestem daltonista. </text:span><text:span text:style-name="T13">Narzedzie mkimage nie było dostepne na systemie hostowym w ramach paczek tego systemu, dlatego wykorzystano to dostepne w buildroot’ie po zbudowaniu go z odpowiednia opcja narzedzi hosta.</text:span><text:span text:style-name="T14"> Karte SD sformatowano przy pomocy narzedzia fdisk i mkfs.ext4, wiedzę o nich zaczerpnieto z dokumentacji. System administracyjny (Image.admin) jest skonfigurowany jako initramfs, a uzytkownika (Image.user) jako rootfs, z rootem na drugiej partycji. </text:span><text:span text:style-name="T15">W overlayu dla systemu uzytkownika zawarty został skrypt </text:span><text:span text:style-name="T16">wykonujacy się na starcie systemu, który montuje trzecia partycje pod sciezka /server a następnie </text:span><text:span text:style-name="T18">wchodzi do folderu z aplikacja i</text:span><text:span text:style-name="T16"> uruchamia aplikacje serwerowa w tle na porcie 8080 </text:span><text:span text:style-name="T18">(uruchamianie aplikacji z jej folderu jest konieczne ze względu na sciezkowe powiazania w plikach html)</text:span><text:span text:style-name="T16">. Aplikacja serwerowa zostala wykonana w pythonie, przy pomocy biblioteki tornado, wiedza nt uzywania tejze biblioteki zostala zaczerpnieta ze strony stackoverflow i podobnych. </text:span><text:span text:style-name="T17">Aplikacja pod endpointem /login udostepnia prosty formularz logowania z nazwa uzytkownika i haslem, w przypadku wprowadzenia nazwy uzytkownika „root” i hasla „toor” uzytkownik zostaje zapamietany jako zalogowany (przez cookies) i aplikacja przechodzi do widoku /list. W przypadku podania innych danych logowania niż te powyzej otrzymujejmy kod bledu 400. Pod endpointem /list dostepny jest widok przedstawiajacy strukture plikow na serwerze, kolejne wciecia oznaczaja kolejne podfoldery. Dodatkowo w widoku /list, jeśli uzytkownik jest zautoryzowany widoczny jest formularz pozwalajacy na zaladowanie pliku pod wybrana sciezka, w przypadku sukcesu zaladowania lub podania nie istniejacej sciezki pokazywany jest odpowiedni komunikat. Formularz do ladowania plikow nie jest w DOM w przypadku niezautoryzowanego uzytkownika, uniemozliwia to proby ladowania plikow przez manipulacje DOM. </text:span></text:p>
      <text:p text:style-name="P1"/>
      <text:p text:style-name="P3"/>
      <text:p text:style-name="P3">Opis modyfikacji konfiguracji Buildrota, kernela i ewentualnie innych pakietów</text:p>
      <text:p text:style-name="P1">Konfiguracja Buildroota:</text:p>
      <text:list xml:id="list2302731661" text:style-name="L2">
        <text:list-item>
          <text:p text:style-name="P7">Ustaw konfiguracje jak w LAB1</text:p>
        </text:list-item>
        <text:list-item>
          <text:p text:style-name="P8"><text:span text:style-name="T3">Ustaw </text:span><text:span text:style-name="T4">BR2_PACKAGE_HOST_UBOOT_TOOLS=y, BR2_PACKAGE_HOST_IMX_MKIMAGE=y (co do tego drugiego nie jestem pewien), aby zbudowac mkimage na systemie hostowym.</text:span></text:p>
        </text:list-item>
        <text:list-item>
          <text:p text:style-name="P19">Konfiguracja w formie po LAB1 może sluzyc jako system administracyjny (jest to initramfs).</text:p>
        </text:list-item>
        <text:list-item>
          <text:p text:style-name="P19">Dla systemu uzytkowego ustaw BR2_TARGET_ROOTFS_INITRAMFS=n i BR2_TARGET_ROOTFS_EXT2=y, BR2_TARGET_ROOTFS_EXT2_4=y</text:p>
        </text:list-item>
        <text:list-item>
          <text:p text:style-name="P20">Dla bootloadera ustaw z powrotem initramfs <text:s/><text:span text:style-name="T21">BR2_TARGET_ROOTFS_INITRAMFS=</text:span>y (w zasadzie to nie wiem, czy tu musi być initramfs ale tak robilem) a następnie BR2_TARGET_UBOOT=y i BR2_TARGET_UBOOT_BOARD_DEFCONFIG=rpi_4.</text:p>
        </text:list-item>
      </text:list>
      <text:p text:style-name="P22"/>
      <text:p text:style-name="P22">Uwaga dotyczaca fdiska i mkfsa</text:p>
      <text:p text:style-name="P21"><text:soft-page-break/>W zadaniu polecone jest aby dodac do systemow narzedzia zarzadzajace karta SD, w moim przypadku, zarowno w systemie ratunkowym jak i w stworzonych przeze mnie systemach domyslnie dostepne były narzedzia fdisk i mkfs.ext4, zadnego z tych narzedzi nie znalazlem jako opcji w konfiguracji buildroota, dlatego nie potrafie wskazac która opcja umozliwila mi ich uzycie. </text:p>
      <text:p text:style-name="P1"/>
      <text:p text:style-name="P3">Opis testowania zrealizowanego systemu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/>
    <style:font-face style:name="sans-serif" svg:font-family="sans-serif"/>
    <style:font-face style:name="serif" svg:font-family="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style:font-name-asian="Unifont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loext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fo:background-color="transparent" style:font-name-asian="Unifont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ny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ystem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 loext:hyphenation-no-caps="false"/>
    </style:style>
    <style:style style:name="Lista" style:family="paragraph" style:parent-style-name="Text_20_body">
      <style:paragraph-properties fo:hyphenation-ladder-count="no-limit"/>
      <style:text-properties fo:hyphenate="false" loext:hyphenation-no-caps="false"/>
    </style:style>
    <style:style style:name="Legenda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Domyślnie" style:family="paragraph">
      <style:paragraph-properties style:line-height-at-least="0.139in" fo:orphans="2" fo:widows="2" fo:hyphenation-ladder-count="no-limit"/>
      <style:text-properties fo:color="#000000" style:font-name="FreeSans" fo:font-family="FreeSans" style:font-family-generic="system" style:font-pitch="variable" fo:font-size="18pt" style:font-name-asian="DejaVu Sans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fo:hyphenate="false" loext:hyphenation-no-caps="false"/>
    </style:style>
    <style:style style:name="Obiekt_20_ze_20_strzałką" style:display-name="Obiekt ze strzałką" style:family="paragraph" style:parent-style-name="Domyślnie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Obiekt_20_z_20_cieniem" style:display-name="Obiekt z cieniem" style:family="paragraph" style:parent-style-name="Domyślnie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Obiekt_20_bez_20_wypełnienia" style:display-name="Obiekt bez wypełnienia" style:family="paragraph" style:parent-style-name="Domyślnie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Obiekt_20_bez_20_wypełnienia_20_i_20_bez_20_linii" style:display-name="Obiekt bez wypełnienia i bez linii" style:family="paragraph" style:parent-style-name="Domyślnie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Treść_20_tekstu_20_wyrównany_20_do_20_lewej_20_i_20_prawej" style:display-name="Treść tekstu wyrównany do lewej i prawej" style:family="paragraph" style:parent-style-name="Domyślnie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Tytuł1" style:family="paragraph" style:parent-style-name="Domyślnie">
      <style:paragraph-properties fo:text-align="center" style:justify-single-word="false"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Tytuł2" style:family="paragraph" style:parent-style-name="Domyślnie">
      <style:paragraph-properties fo:margin-left="0in" fo:margin-right="0.0783in" fo:margin-top="0.0398in" fo:margin-bottom="0.0398in" loext:contextual-spacing="false" fo:text-align="center" style:justify-single-word="false" fo:hyphenation-ladder-count="no-limit" fo:text-indent="0in" style:auto-text-indent="false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Nagłówek1" style:family="paragraph" style:parent-style-name="Domyślnie">
      <style:paragraph-properties fo:margin-top="0.1654in" fo:margin-bottom="0.0827in" loext:contextual-spacing="false"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Nagłówek2" style:family="paragraph" style:parent-style-name="Domyślnie">
      <style:paragraph-properties fo:margin-top="0.1654in" fo:margin-bottom="0.0827in" loext:contextual-spacing="false"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Linia_20_wymiarowa" style:display-name="Linia wymiarowa" style:family="paragraph" style:parent-style-name="Domyślnie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Domyślnie_7e_LT_7e_Gliederung_20_1" style:display-name="Domyślnie~LT~Gliederung 1" style:family="paragraph">
      <style:paragraph-properties fo:margin-top="0in" fo:margin-bottom="0.1965in" loext:contextual-spacing="false" fo:orphans="2" fo:widows="2" fo:hyphenation-ladder-count="no-limit"/>
      <style:text-properties fo:color="#000000" style:font-name="FreeSans" fo:font-family="FreeSans" style:font-family-generic="system" style:font-pitch="variable" fo:font-size="32pt" style:font-name-asian="DejaVu Sans" style:font-family-asian="'DejaVu Sans'" style:font-family-generic-asian="system" style:font-pitch-asian="variable" style:font-size-asian="32pt" style:font-name-complex="Liberation Sans" style:font-family-complex="'Liberation Sans'" style:font-family-generic-complex="system" style:font-pitch-complex="variable" fo:hyphenate="false" loext:hyphenation-no-caps="false"/>
    </style:style>
    <style:style style:name="Domyślnie_7e_LT_7e_Gliederung_20_2" style:display-name="Domyślnie~LT~Gliederung 2" style:family="paragraph" style:parent-style-name="Domyślnie_7e_LT_7e_Gliederung_20_1">
      <style:paragraph-properties fo:margin-top="0in" fo:margin-bottom="0.1575in" loext:contextual-spacing="false" fo:hyphenation-ladder-count="no-limit"/>
      <style:text-properties fo:font-size="28pt" style:font-name-asian="FreeSans" style:font-family-asian="FreeSans" style:font-family-generic-asian="system" style:font-pitch-asian="variable" style:font-size-asian="28pt" style:font-name-complex="FreeSans" style:font-family-complex="FreeSans" style:font-family-generic-complex="system" style:font-pitch-complex="variable" fo:hyphenate="false" loext:hyphenation-no-caps="false"/>
    </style:style>
    <style:style style:name="Domyślnie_7e_LT_7e_Gliederung_20_3" style:display-name="Domyślnie~LT~Gliederung 3" style:family="paragraph" style:parent-style-name="Domyślnie_7e_LT_7e_Gliederung_20_2">
      <style:paragraph-properties fo:margin-top="0in" fo:margin-bottom="0.1181in" loext:contextual-spacing="false" fo:hyphenation-ladder-count="no-limit"/>
      <style:text-properties fo:font-size="24pt" style:font-size-asian="24pt" fo:hyphenate="false" loext:hyphenation-no-caps="false"/>
    </style:style>
    <style:style style:name="Domyślnie_7e_LT_7e_Gliederung_20_4" style:display-name="Domyślnie~LT~Gliederung 4" style:family="paragraph" style:parent-style-name="Domyślnie_7e_LT_7e_Gliederung_20_3">
      <style:paragraph-properties fo:margin-top="0in" fo:margin-bottom="0.0783in" loext:contextual-spacing="false" fo:hyphenation-ladder-count="no-limit"/>
      <style:text-properties fo:font-size="20pt" style:font-size-asian="20pt" fo:hyphenate="false" loext:hyphenation-no-caps="false"/>
    </style:style>
    <style:style style:name="Domyślnie_7e_LT_7e_Gliederung_20_5" style:display-name="Domyślnie~LT~Gliederung 5" style:family="paragraph" style:parent-style-name="Domyślnie_7e_LT_7e_Gliederung_20_4">
      <style:paragraph-properties fo:margin-top="0in" fo:margin-bottom="0.0398in" loext:contextual-spacing="false" fo:hyphenation-ladder-count="no-limit"/>
      <style:text-properties fo:hyphenate="false" loext:hyphenation-no-caps="false"/>
    </style:style>
    <style:style style:name="Domyślnie_7e_LT_7e_Gliederung_20_6" style:display-name="Domyślnie~LT~Gliederung 6" style:family="paragraph" style:parent-style-name="Domyślnie_7e_LT_7e_Gliederung_20_5">
      <style:paragraph-properties fo:hyphenation-ladder-count="no-limit"/>
      <style:text-properties fo:hyphenate="false" loext:hyphenation-no-caps="false"/>
    </style:style>
    <style:style style:name="Domyślnie_7e_LT_7e_Gliederung_20_7" style:display-name="Domyślnie~LT~Gliederung 7" style:family="paragraph" style:parent-style-name="Domyślnie_7e_LT_7e_Gliederung_20_6">
      <style:paragraph-properties fo:hyphenation-ladder-count="no-limit"/>
      <style:text-properties fo:hyphenate="false" loext:hyphenation-no-caps="false"/>
    </style:style>
    <style:style style:name="Domyślnie_7e_LT_7e_Gliederung_20_8" style:display-name="Domyślnie~LT~Gliederung 8" style:family="paragraph" style:parent-style-name="Domyślnie_7e_LT_7e_Gliederung_20_7">
      <style:paragraph-properties fo:hyphenation-ladder-count="no-limit"/>
      <style:text-properties fo:hyphenate="false" loext:hyphenation-no-caps="false"/>
    </style:style>
    <style:style style:name="Domyślnie_7e_LT_7e_Gliederung_20_9" style:display-name="Domyślnie~LT~Gliederung 9" style:family="paragraph" style:parent-style-name="Domyślnie_7e_LT_7e_Gliederung_20_8">
      <style:paragraph-properties fo:hyphenation-ladder-count="no-limit"/>
      <style:text-properties fo:hyphenate="false" loext:hyphenation-no-caps="false"/>
    </style:style>
    <style:style style:name="Domyślnie_7e_LT_7e_Titel" style:display-name="Domyślnie~LT~Titel" style:family="paragraph">
      <style:paragraph-properties fo:text-align="center" style:justify-single-word="false" fo:orphans="2" fo:widows="2" fo:hyphenation-ladder-count="no-limit"/>
      <style:text-properties fo:color="#000000" style:font-name="FreeSans" fo:font-family="FreeSans" style:font-family-generic="system" style:font-pitch="variable" fo:font-size="44pt" style:font-name-asian="DejaVu Sans" style:font-family-asian="'DejaVu Sans'" style:font-family-generic-asian="system" style:font-pitch-asian="variable" style:font-size-asian="44pt" style:font-name-complex="Liberation Sans" style:font-family-complex="'Liberation Sans'" style:font-family-generic-complex="system" style:font-pitch-complex="variable" fo:hyphenate="false" loext:hyphenation-no-caps="false"/>
    </style:style>
    <style:style style:name="Domyślnie_7e_LT_7e_Untertitel" style:display-name="Domyślnie~LT~Untertitel" style:family="paragraph">
      <style:paragraph-properties fo:text-align="center" style:justify-single-word="false" fo:orphans="2" fo:widows="2" fo:hyphenation-ladder-count="no-limit"/>
      <style:text-properties fo:color="#000000" style:font-name="FreeSans" fo:font-family="FreeSans" style:font-family-generic="system" style:font-pitch="variable" fo:font-size="32pt" style:font-name-asian="DejaVu Sans" style:font-family-asian="'DejaVu Sans'" style:font-family-generic-asian="system" style:font-pitch-asian="variable" style:font-size-asian="32pt" style:font-name-complex="Liberation Sans" style:font-family-complex="'Liberation Sans'" style:font-family-generic-complex="system" style:font-pitch-complex="variable" fo:hyphenate="false" loext:hyphenation-no-caps="false"/>
    </style:style>
    <style:style style:name="Domyślnie_7e_LT_7e_Notizen" style:display-name="Domyślnie~LT~Notizen" style:family="paragraph">
      <style:paragraph-properties fo:margin-left="0.2362in" fo:margin-right="0in" fo:orphans="2" fo:widows="2" fo:hyphenation-ladder-count="no-limit" fo:text-indent="0in" style:auto-text-indent="false">
        <style:tab-stops/>
      </style:paragraph-properties>
      <style:text-properties fo:color="#000000" style:font-name="FreeSans" fo:font-family="FreeSans" style:font-family-generic="system" style:font-pitch="variable" fo:font-size="20pt" style:font-name-asian="DejaVu Sans" style:font-family-asian="'DejaVu Sans'" style:font-family-generic-asian="system" style:font-pitch-asian="variable" style:font-size-asian="20pt" style:font-name-complex="Liberation Sans" style:font-family-complex="'Liberation Sans'" style:font-family-generic-complex="system" style:font-pitch-complex="variable" fo:hyphenate="false" loext:hyphenation-no-caps="false"/>
    </style:style>
    <style:style style:name="Domyślnie_7e_LT_7e_Hintergrundobjekte" style:display-name="Domyślnie~LT~Hintergrundobjekte" style:family="paragraph">
      <style:paragraph-properties fo:orphans="2" fo:widows="2" fo:hyphenation-ladder-count="no-limit"/>
      <style:text-properties style:font-name="Times New Roman" fo:font-family="'Times New Roman'" style:font-family-generic="roman" style:font-pitch="variable" style:font-name-asian="DejaVu Sans" style:font-family-asian="'DejaVu Sans'" style:font-family-generic-asian="system" style:font-pitch-asian="variable" style:font-name-complex="Liberation Sans" style:font-family-complex="'Liberation Sans'" style:font-family-generic-complex="system" style:font-pitch-complex="variable" fo:hyphenate="false" loext:hyphenation-no-caps="false"/>
    </style:style>
    <style:style style:name="Domyślnie_7e_LT_7e_Hintergrund" style:display-name="Domyślnie~LT~Hintergrund" style:family="paragraph">
      <style:paragraph-properties fo:orphans="2" fo:widows="2" fo:hyphenation-ladder-count="no-limit"/>
      <style:text-properties style:font-name="Times New Roman" fo:font-family="'Times New Roman'" style:font-family-generic="roman" style:font-pitch="variable" style:font-name-asian="DejaVu Sans" style:font-family-asian="'DejaVu Sans'" style:font-family-generic-asian="system" style:font-pitch-asian="variable" style:font-name-complex="Liberation Sans" style:font-family-complex="'Liberation Sans'" style:font-family-generic-complex="system" style:font-pitch-complex="variable" fo:hyphenate="false" loext:hyphenation-no-caps="false"/>
    </style:style>
    <style:style style:name="default" style:family="paragraph">
      <style:paragraph-properties style:line-height-at-least="0.139in" fo:orphans="2" fo:widows="2" fo:hyphenation-ladder-count="no-limit"/>
      <style:text-properties fo:color="#000000" style:font-name="FreeSans" fo:font-family="FreeSans" style:font-family-generic="system" style:font-pitch="variable" fo:font-size="18pt" style:font-name-asian="DejaVu Sans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fo:hyphenate="false" loext:hyphenation-no-caps="false"/>
    </style:style>
    <style:style style:name="gray1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gray2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gray3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bw1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bw2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bw3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orange1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orange2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orange3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turquoise1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turquoise2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turquoise3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blue1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blue2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blue3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sun1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sun2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sun3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earth1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earth2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earth3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green1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green2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green3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seetang1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seetang2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seetang3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lightblue1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lightblue2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lightblue3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yellow1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yellow2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yellow3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Obiekty_20_tła" style:display-name="Obiekty tła" style:family="paragraph">
      <style:paragraph-properties fo:orphans="2" fo:widows="2" fo:hyphenation-ladder-count="no-limit"/>
      <style:text-properties style:font-name="Times New Roman" fo:font-family="'Times New Roman'" style:font-family-generic="roman" style:font-pitch="variable" style:font-name-asian="DejaVu Sans" style:font-family-asian="'DejaVu Sans'" style:font-family-generic-asian="system" style:font-pitch-asian="variable" style:font-name-complex="Liberation Sans" style:font-family-complex="'Liberation Sans'" style:font-family-generic-complex="system" style:font-pitch-complex="variable" fo:hyphenate="false" loext:hyphenation-no-caps="false"/>
    </style:style>
    <style:style style:name="Tło" style:family="paragraph">
      <style:paragraph-properties fo:orphans="2" fo:widows="2" fo:hyphenation-ladder-count="no-limit"/>
      <style:text-properties style:font-name="Times New Roman" fo:font-family="'Times New Roman'" style:font-family-generic="roman" style:font-pitch="variable" style:font-name-asian="DejaVu Sans" style:font-family-asian="'DejaVu Sans'" style:font-family-generic-asian="system" style:font-pitch-asian="variable" style:font-name-complex="Liberation Sans" style:font-family-complex="'Liberation Sans'" style:font-family-generic-complex="system" style:font-pitch-complex="variable" fo:hyphenate="false" loext:hyphenation-no-caps="false"/>
    </style:style>
    <style:style style:name="Notatki" style:family="paragraph">
      <style:paragraph-properties fo:margin-left="0.2362in" fo:margin-right="0in" fo:orphans="2" fo:widows="2" fo:hyphenation-ladder-count="no-limit" fo:text-indent="0in" style:auto-text-indent="false">
        <style:tab-stops/>
      </style:paragraph-properties>
      <style:text-properties fo:color="#000000" style:font-name="FreeSans" fo:font-family="FreeSans" style:font-family-generic="system" style:font-pitch="variable" fo:font-size="20pt" style:font-name-asian="DejaVu Sans" style:font-family-asian="'DejaVu Sans'" style:font-family-generic-asian="system" style:font-pitch-asian="variable" style:font-size-asian="20pt" style:font-name-complex="Liberation Sans" style:font-family-complex="'Liberation Sans'" style:font-family-generic-complex="system" style:font-pitch-complex="variable" fo:hyphenate="false" loext:hyphenation-no-caps="false"/>
    </style:style>
    <style:style style:name="Konspekt_20_1" style:display-name="Konspekt 1" style:family="paragraph">
      <style:paragraph-properties fo:margin-top="0in" fo:margin-bottom="0.1965in" loext:contextual-spacing="false" fo:orphans="2" fo:widows="2" fo:hyphenation-ladder-count="no-limit"/>
      <style:text-properties fo:color="#000000" style:font-name="FreeSans" fo:font-family="FreeSans" style:font-family-generic="system" style:font-pitch="variable" fo:font-size="32pt" style:font-name-asian="DejaVu Sans" style:font-family-asian="'DejaVu Sans'" style:font-family-generic-asian="system" style:font-pitch-asian="variable" style:font-size-asian="32pt" style:font-name-complex="Liberation Sans" style:font-family-complex="'Liberation Sans'" style:font-family-generic-complex="system" style:font-pitch-complex="variable" fo:hyphenate="false" loext:hyphenation-no-caps="false"/>
    </style:style>
    <style:style style:name="Konspekt_20_2" style:display-name="Konspekt 2" style:family="paragraph" style:parent-style-name="Konspekt_20_1">
      <style:paragraph-properties fo:margin-top="0in" fo:margin-bottom="0.1575in" loext:contextual-spacing="false" fo:hyphenation-ladder-count="no-limit"/>
      <style:text-properties fo:font-size="28pt" style:font-name-asian="FreeSans" style:font-family-asian="FreeSans" style:font-family-generic-asian="system" style:font-pitch-asian="variable" style:font-size-asian="28pt" style:font-name-complex="FreeSans" style:font-family-complex="FreeSans" style:font-family-generic-complex="system" style:font-pitch-complex="variable" fo:hyphenate="false" loext:hyphenation-no-caps="false"/>
    </style:style>
    <style:style style:name="Konspekt_20_3" style:display-name="Konspekt 3" style:family="paragraph" style:parent-style-name="Konspekt_20_2">
      <style:paragraph-properties fo:margin-top="0in" fo:margin-bottom="0.1181in" loext:contextual-spacing="false" fo:hyphenation-ladder-count="no-limit"/>
      <style:text-properties fo:font-size="24pt" style:font-size-asian="24pt" fo:hyphenate="false" loext:hyphenation-no-caps="false"/>
    </style:style>
    <style:style style:name="Konspekt_20_4" style:display-name="Konspekt 4" style:family="paragraph" style:parent-style-name="Konspekt_20_3">
      <style:paragraph-properties fo:margin-top="0in" fo:margin-bottom="0.0783in" loext:contextual-spacing="false" fo:hyphenation-ladder-count="no-limit"/>
      <style:text-properties fo:font-size="20pt" style:font-size-asian="20pt" fo:hyphenate="false" loext:hyphenation-no-caps="false"/>
    </style:style>
    <style:style style:name="Konspekt_20_5" style:display-name="Konspekt 5" style:family="paragraph" style:parent-style-name="Konspekt_20_4">
      <style:paragraph-properties fo:margin-top="0in" fo:margin-bottom="0.0398in" loext:contextual-spacing="false" fo:hyphenation-ladder-count="no-limit"/>
      <style:text-properties fo:hyphenate="false" loext:hyphenation-no-caps="false"/>
    </style:style>
    <style:style style:name="Konspekt_20_6" style:display-name="Konspekt 6" style:family="paragraph" style:parent-style-name="Konspekt_20_5">
      <style:paragraph-properties fo:hyphenation-ladder-count="no-limit"/>
      <style:text-properties fo:hyphenate="false" loext:hyphenation-no-caps="false"/>
    </style:style>
    <style:style style:name="Konspekt_20_7" style:display-name="Konspekt 7" style:family="paragraph" style:parent-style-name="Konspekt_20_6">
      <style:paragraph-properties fo:hyphenation-ladder-count="no-limit"/>
      <style:text-properties fo:hyphenate="false" loext:hyphenation-no-caps="false"/>
    </style:style>
    <style:style style:name="Konspekt_20_8" style:display-name="Konspekt 8" style:family="paragraph" style:parent-style-name="Konspekt_20_7">
      <style:paragraph-properties fo:hyphenation-ladder-count="no-limit"/>
      <style:text-properties fo:hyphenate="false" loext:hyphenation-no-caps="false"/>
    </style:style>
    <style:style style:name="Konspekt_20_9" style:display-name="Konspekt 9" style:family="paragraph" style:parent-style-name="Konspekt_20_8">
      <style:paragraph-properties fo:hyphenation-ladder-count="no-limit"/>
      <style:text-properties fo:hyphenate="false" loext:hyphenation-no-caps="false"/>
    </style:style>
    <style:style style:name="Domyślna_20_czcionka_20_akapitu" style:display-name="Domyślna czcionka akapitu" style:family="text"/>
    <style:style style:name="Numbering_20_Symbols" style:display-name="Numbering Symbols" style:family="text"/>
    <style:style style:name="Hiperłącze" style:family="text" style:parent-style-name="Domyślna_20_czcionka_20_akapitu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ierozpoznana_20_wzmianka" style:display-name="Nierozpoznana wzmianka" style:family="text" style:parent-style-name="Domyślna_20_czcionka_20_akapitu">
      <style:text-properties fo:color="#605e5c" fo:background-color="#e1dfd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/>
    <meta:initial-creator>Szymon</meta:initial-creator>
    <meta:creation-date>2022-04-02T15:28:00Z</meta:creation-date>
    <dc:date>2022-05-01T18:39:59.385204945</dc:date>
    <meta:editing-cycles>12</meta:editing-cycles>
    <meta:editing-duration>PT1H14M42S</meta:editing-duration>
    <meta:document-statistic meta:table-count="0" meta:image-count="0" meta:object-count="0" meta:page-count="3" meta:paragraph-count="27" meta:word-count="1047" meta:character-count="7812" meta:non-whitespace-character-count="6790"/>
    <meta:template xlink:type="simple" xlink:actuate="onRequest" xlink:title="" xlink:href="Normal"/>
  </office:meta>
</office:document-meta>
</file>